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incipais tópicos para cap. AG</text:h>
      <text:p text:style-name="Standard"/>
      <text:h text:style-name="Heading_20_2" text:outline-level="2">Introdução</text:h>
      <text:list xml:id="list1574224636" text:style-name="L5">
        <text:list-item>
          <text:p text:style-name="P5">Apresentar objetivos</text:p>
        </text:list-item>
        <text:list-item>
          <text:p text:style-name="P5">Apresentar o público desejado</text:p>
        </text:list-item>
        <text:list-item>
          <text:p text:style-name="P5">Indicar leituras complementares para ambos públicos</text:p>
        </text:list-item>
        <text:list-item>
          <text:p text:style-name="P5"/>
        </text:list-item>
      </text:list>
      <text:h text:style-name="Heading_20_2" text:outline-level="2">Objetivos</text:h>
      <text:list xml:id="list425229888" text:continue-numbering="true" text:style-name="L5">
        <text:list-item>
          <text:p text:style-name="P5">Apresentar a junção do AG com paralelismo</text:p>
        </text:list-item>
        <text:list-item>
          <text:p text:style-name="P5"/>
        </text:list-item>
      </text:list>
      <text:h text:style-name="Heading_20_2" text:outline-level="2">Algoritmos Genéticos – Conceitos</text:h>
      <text:list xml:id="list1720057302" text:style-name="L6">
        <text:list-item>
          <text:p text:style-name="P6">Pequena seção para apresentação dos conceitos utilizados apenas. Sem investir em conceitos não utilizados porém existentes no AG.</text:p>
        </text:list-item>
        <text:list-item>
          <text:p text:style-name="P6"/>
        </text:list-item>
      </text:list>
      <text:h text:style-name="Heading_20_2" text:outline-level="2">Revisão bibliográfica</text:h>
      <text:list xml:id="list2031712171" text:style-name="L2">
        <text:list-item>
          <text:p text:style-name="P2">Apresentar os autores</text:p>
        </text:list-item>
        <text:list-item>
          <text:p text:style-name="P2"/>
        </text:list-item>
      </text:list>
      <text:h text:style-name="Heading_20_2" text:outline-level="2">Aplicações</text:h>
      <text:list xml:id="list1253154483" text:style-name="L1">
        <text:list-item>
          <text:p text:style-name="P1">Apresentação de aplicações reais onde o AG pode ser aplicado. Dando maior destaque as mais facilmente implementadas.</text:p>
        </text:list-item>
        <text:list-item>
          <text:p text:style-name="P1"/>
        </text:list-item>
      </text:list>
      <text:h text:style-name="Heading_20_2" text:outline-level="2">Exemplos Simples</text:h>
      <text:list xml:id="list2094153866" text:style-name="L3">
        <text:list-item>
          <text:p text:style-name="P3">Apresentar implementações simples em linguagem alto nível</text:p>
        </text:list-item>
        <text:list-item>
          <text:p text:style-name="P3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ison Silva</meta:initial-creator>
    <meta:creation-date>2012-08-13T09:59:13</meta:creation-date>
    <dc:date>2012-08-13T10:48:42</dc:date>
    <dc:creator>Harison Silva</dc:creator>
    <meta:editing-duration>PT47M30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1" meta:paragraph-count="15" meta:word-count="88" meta:character-count="601" meta:non-whitespace-character-count="536"/>
  </office:meta>
</office:document-meta>
</file>